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C00000029E2A06296DB490936.png" manifest:media-type="image/png"/>
  <manifest:file-entry manifest:full-path="Pictures/100026BC000011C70000043D419F8806D034DF97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>
      <loext:graphic-properties draw:fill="solid" draw:fill-color="#ffffff"/>
      <style:text-properties fo:color="#b2b2b2" fo:font-size="150pt" style:font-size-asian="150pt" style:font-size-complex="150pt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b2b2b2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666666" draw:fill="solid" draw:fill-color="#ffffff" fo:min-height="12.7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6.133cm" svg:y="0.041cm" svg:width="10.749cm" svg:height="2.559cm" draw:z-index="1"><draw:image xlink:href="Pictures/100026BC000011C70000043D419F8806D034DF97.svg" xlink:type="simple" xlink:show="embed" xlink:actuate="onLoad" loext:mime-type="image/svg+xml"/><draw:image xlink:href="Pictures/10000201000000AC00000029E2A06296DB49093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5" svg:width="15.133cm" svg:height="12.755cm" draw:transform="skewX (3.85924155697884E-017) rotate (-0.261799387799149) translate (3.34080555555556cm 0.0229305555555556cm)"><draw:text-box><text:p><text:span text:style-name="T3">TEST </text:span></text:p><text:p><text:span text:style-name="T3">VOI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8-01-10T08:21:10.332440812</dc:date>
    <meta:editing-duration>PT14M24S</meta:editing-duration>
    <meta:editing-cycles>3</meta:editing-cycles>
    <meta:generator>LibreOffice/5.4.2.2$Linux_X86_64 LibreOffice_project/40m0$Build-2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